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solid" style:text-underline-width="auto" style:text-underline-color="font-color" fo:font-weight="normal" style:font-weight-asian="normal" style:font-weight-complex="normal"/>
    </style:style>
    <style:style style:name="P7" style:family="paragraph" style:parent-style-name="Text_20_body">
      <style:paragraph-properties fo:text-align="center" style:justify-single-word="false"/>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style:style>
    <style:style style:name="P14"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fo:background-color="transparent" style:font-size-asian="11pt" style:font-size-complex="11pt"/>
    </style:style>
    <style:style style:name="P15"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style:font-size-asian="11pt" style:font-size-complex="11pt"/>
    </style:style>
    <style:style style:name="P16"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7" style:family="paragraph" style:parent-style-name="Text_20_body">
      <style:paragraph-properties fo:text-align="center" style:justify-single-word="false"/>
    </style:style>
    <style:style style:name="P18" style:family="paragraph" style:parent-style-name="Text_20_body">
      <style:paragraph-properties fo:margin-left="0mm" fo:margin-right="0mm" fo:text-indent="10mm" style:auto-text-indent="false"/>
    </style:style>
    <style:style style:name="P19"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0" style:family="paragraph" style:parent-style-name="Text_20_body" style:list-style-name="">
      <style:paragraph-properties fo:text-align="center" style:justify-single-word="false"/>
    </style:style>
    <style:style style:name="P21" style:family="paragraph" style:parent-style-name="Text_20_body">
      <style:text-properties style:text-underline-style="solid" style:text-underline-width="auto" style:text-underline-color="font-color"/>
    </style:style>
    <style:style style:name="P22" style:family="paragraph" style:parent-style-name="Text_20_body">
      <style:text-properties style:use-window-font-color="true" style:font-name="Times New Roman" fo:background-color="transparent"/>
    </style:style>
    <style:style style:name="P23" style:family="paragraph" style:parent-style-name="Heading_20_2">
      <style:paragraph-properties fo:break-before="page"/>
    </style:style>
    <style:style style:name="P24" style:family="paragraph" style:parent-style-name="Heading_20_1" style:list-style-name="">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center" style:justify-single-word="false" fo:break-before="page"/>
    </style:style>
    <style:style style:name="P27" style:family="paragraph" style:parent-style-name="Contents_20_1">
      <style:text-properties style:text-underline-style="none"/>
    </style:style>
    <style:style style:name="P28"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font-size="11pt" fo:letter-spacing="normal" fo:font-style="normal" fo:font-weight="normal" style:font-size-asian="11pt" style:font-size-complex="11pt"/>
    </style:style>
    <style:style style:name="T8"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0"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1"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2" style:family="text">
      <style:text-properties fo:font-size="11pt" style:font-size-asian="11pt" style:font-size-complex="11pt"/>
    </style:style>
    <style:style style:name="T13" style:family="text">
      <style:text-properties style:use-window-font-color="true" style:font-name="Times New Roman" fo:font-size="11pt" style:font-size-asian="11pt" style:font-size-complex="11p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OZNÁMKY</text:h>
      <text:p text:style-name="P12">Podtržené věty jsou moje komentáře nebo dotazy.</text:p>
      <text:p text:style-name="P12">Zatím nevkládám žádné obrázky a grafy</text:p>
      <text:p text:style-name="P12">Členění kapitol je zatím pouze nástřel</text:p>
      <text:p text:style-name="P12">Poznámky pod čarou – jejich odkazová část – zatím nesplňují ISO normu.</text:p>
      <text:p text:style-name="P12">Seznam literatury doplním později</text:p>
      <text:p text:style-name="P12">U všech textů uvádím zdroje.</text:p>
      <text:p text:style-name="P12">Tam kde mám dané odkazy přímo v textu z nich budu ještě čerpat.</text:p>
      <text:p text:style-name="P12">Zatím nedodržuji úplně typografii – například kurzívu u názvů, správné odkazy na zdroje atd. Pravděpodobně to nakonec vysázím v DOCBOOKu.</text:p>
      <text:h text:style-name="P26" text:outline-level="1">Nástroje pro migraci webového archivu</text:h>
      <text:p text:style-name="P17"/>
      <text:p text:style-name="P7">(Experimentální název)</text:p>
      <text:h text:style-name="P20" text:outline-level="1">Martin Prokop</text:h>
      <text:h text:style-name="P25" text:outline-level="1">Prohlášení</text:h>
      <text:p text:style-name="P5">(Doplním později)</text:p>
      <text:h text:style-name="P25" text:outline-level="1">Shrnutí</text:h>
      <text:p text:style-name="P5">(Doplním později)</text:p>
      <text:h text:style-name="P25" text:outline-level="1">Klíčová slova</text:h>
      <text:p text:style-name="P5">(Doplním později)</text:p>
      <text:h text:style-name="P25" text:outline-level="1">Obsah</text:h>
      <text:p text:style-name="P5">(Doplním později)</text:p>
      <text:h text:style-name="P25" text:outline-level="1">Úvod</text:h>
      <text:p text:style-name="P5">(Doplním později)</text:p>
      <text:p text:style-name="P5">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3"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461768670"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3"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8">Dále probíhal vývoj nových nástrojů. Jedná se konkrétně o:</text:p>
      <text:list xml:id="list486370442" text:continue-numbering="true" text:style-name="List_20_1">
        <text:list-item>
          <text:p text:style-name="P27">Dublin Core Metadata Generator</text:p>
        </text:list-item>
        <text:list-item>
          <text:p text:style-name="P27">Generátor UR</text:p>
        </text:list-item>
        <text:list-item>
          <text:p text:style-name="P27">Kalkulátor MD5 </text:p>
        </text:list-item>
        <text:list-item>
          <text:p text:style-name="P27"><text:soft-page-break/>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8">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5">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8">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8">Projekt je i nadále řešen v rámci stejného projektu jako v roce 2004 a <text:s/>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text:soft-page-break/>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288091095"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8">Heritrix</text:p>
        </text:list-item>
        <text:list-item>
          <text:p text:style-name="P28">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8">Tým také pracuje na lokalizaci užívaných nástrojů. Prozkoumává se i možnost průběžné analýzy sklizně. </text:p>
      <text:p text:style-name="P8">Velký význam má i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5">.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text:soft-page-break/>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P5">Celkový obsah stažených a archivovaných dat se blížil 12,5 TB, což představuje obrovský nárůst oproti předchozím letům. To vše důsledkem instalace nových serverů.</text:p>
      <text:p text:style-name="P5">(Je možný tak obrovský nárůst?!!!)</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trálním depozitáři NK v Hostivaři. Instalují také dva nové VMWARE servery. Pokračuje též pravidelné <text:soft-page-break/>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ovu a snažil se vylepšit dohled na sklizněmi.<text:note text:id="ftn0"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Text_20_body"><text:span text:style-name="T14">Množství stažených dat se v tomto roce blížil 16, 8 TB dat.</text:span></text:p>
      <text:h text:style-name="P23" text:outline-level="2">Stav projektu</text:h>
      <text:h text:style-name="Heading_20_3" text:outline-level="3">Současný obsah databáze WebArchivu<text:note text:id="ftn28" text:note-class="footnote"><text:note-citation>29</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4"/>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5">KOLIK TOHO JE TEDY DOHROMADY????!!!!!</text:p>
      <text:p text:style-name="Text_20_body"/>
      <text:p text:style-name="P19">(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9" text:note-class="footnote"><text:note-citation>30</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0" text:note-class="footnote"><text:note-citation>31</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1" text:note-class="footnote"><text:note-citation>32</text:note-citation><text:note-body><text:p text:style-name="Footnote">http://www.ikaros.cz/node/4612</text:p></text:note-body></text:note></text:p>
      <text:p text:style-name="Text_20_body">Z toho vyplývá, že monitorování možnosti využití a adaptace se na licenci Creative Commons je jedna <text:soft-page-break/>z velmi důležitých úkolů týmu WebArchivu<text:note text:id="ftn32" text:note-class="footnote"><text:note-citation>33</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3" text:note-class="footnote"><text:note-citation>34</text:note-citation><text:note-body><text:p text:style-name="Footnote">http://www.webarchiv.cz/ccinfo/</text:p></text:note-body></text:note> <text:note text:id="ftn34" text:note-class="footnote"><text:note-citation>35</text:note-citation><text:note-body><text:p text:style-name="Footnote">Webové stránky lokalizovaného projektu: http://www.creativecommons.cz/</text:p></text:note-body></text:note> WebArchiv na svých stránkách přímo poskytuje návod<text:note text:id="ftn35" text:note-class="footnote"><text:note-citation>36</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6" text:note-class="footnote"><text:note-citation>37</text:note-citation><text:note-body><text:p text:style-name="Footnote">http://www.webarchiv.cz/partneri-projektu/</text:p></text:note-body></text:note></text:h>
      <text:p text:style-name="Standard"><text:span text:style-name="T1">Moravská zemská knihovna</text:span><text:span text:style-name="T1"><text:note text:id="ftn37" text:note-class="footnote"><text:note-citation>38</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8" text:note-class="footnote"><text:note-citation>39</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9" text:note-class="footnote"><text:note-citation>40</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0" text:note-class="footnote"><text:note-citation>41</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41" text:note-class="footnote"><text:note-citation>42</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42" text:note-class="footnote"><text:note-citation>43</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text:soft-page-break/>seznam projektů týmu Internet archive je k dohledání na webu<text:note text:id="ftn43" text:note-class="footnote"><text:note-citation>44</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4" text:note-class="footnote"><text:note-citation>45</text:note-citation><text:note-body><text:p text:style-name="Footnote">Dostupný na: http://www.archive.org/</text:p></text:note-body></text:note>.</text:p>
      <text:h text:style-name="P23" text:outline-level="2">Dostupnost informací o projektu</text:h>
      <text:p text:style-name="Text_20_body">O projektu WebArchiv se lze dočíst na stránkách Národní digitální knihovny<text:note text:id="ftn45" text:note-class="footnote"><text:note-citation>46</text:note-citation><text:note-body><text:p text:style-name="Footnote"><text:a xlink:type="simple" xlink:href="http://www.ndk.cz/webarchiv">http://www.ndk.cz/webarchiv</text:a></text:p></text:note-body></text:note>, která projekt řeší a samozřejmě na stránkách WebArchivu<text:note text:id="ftn46" text:note-class="footnote"><text:note-citation>47</text:note-citation><text:note-body><text:p text:style-name="Footnote">http://www.webarchiv.cz</text:p></text:note-body></text:note>. K nalezení jsou jak tiskové zprávy, z kterých jsem čerpal při popisování stavu projektu a jeho cílech a záměrech, tak další dokumenty<text:note text:id="ftn47" text:note-class="footnote"><text:note-citation>48</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8" text:note-class="footnote"><text:note-citation>49</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9" text:note-class="footnote"><text:note-citation>50</text:note-citation><text:note-body><text:p text:style-name="Footnote">http://www.ndk.cz/narodni-dk</text:p></text:note-body></text:note> nelze nalézt prakticky žádné informace.</text:p>
      <text:h text:style-name="P23" text:outline-level="2">Kritéria výběru webových zdrojů<text:span text:style-name="T2"><text:note text:id="ftn50" text:note-class="footnote"><text:note-citation>51</text:note-citation><text:note-body><text:p text:style-name="Footnote"><text:a xlink:type="simple" xlink:href="http://www.webarchiv.cz/kriteria/">http://www.webarchiv.cz/kriteria/</text:a></text:p></text:note-body></text:note></text:span></text:h>
      <text:p text:style-name="P8">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8">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1" text:note-class="footnote"><text:note-citation>52</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2" text:note-class="footnote"><text:note-citation>53</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53" text:note-class="footnote"><text:note-citation>54</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text:soft-page-break/>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4" text:note-class="footnote"><text:note-citation>55</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5" text:note-class="footnote"><text:note-citation>56</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3"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6" text:note-class="footnote"><text:note-citation>57</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span text:style-name="Strong_20_Emphasis"><text:note text:id="ftn57" text:note-class="footnote"><text:note-citation>58</text:note-citation><text:note-body><text:p text:style-name="Footnote">Práce dostupná na: http://is.muni.cz/th/172849/fi_b/</text:p></text:note-body></text:note></text:span></text:h>
      <text:p text:style-name="Text_20_body"><text:span text:style-name="Strong_20_Emphasis"><text:span text:style-name="T5">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5">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58" text:note-class="footnote"><text:note-citation>59</text:note-citation><text:note-body><text:p text:style-name="Footnote">Práce dostupná na: http://is.muni.cz/th/172585/fi_b/</text:p></text:note-body></text:note></text:span></text:h>
      <text:p text:style-name="Text_20_body"><text:span text:style-name="Strong_20_Emphasis"><text:span text:style-name="T5">Tato bakalářská práce měla za cíl vytvořit nástroj pro Rozpoznání a archivace českého webu mimo </text:span></text:span><text:soft-page-break/><text:span text:style-name="Strong_20_Emphasis"><text:span text:style-name="T5">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5">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59" text:note-class="footnote"><text:note-citation>60</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0" text:note-class="footnote"><text:note-citation>61</text:note-citation><text:note-body><text:p text:style-name="Footnote">Práce dostupná na: http://www.webarchiv.cz/files/dokumenty/ostatni/DPjelinkova2006.pdf</text:p></text:note-body></text:note></text:span></text:h>
      <text:p text:style-name="Text_20_body"><text:span text:style-name="Strong_20_Emphasis"><text:span text:style-name="T5">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5">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5">Tato práce byla pro WebArchiv cenná především jako studie správného popisu elektronických online zdrojů. Tým WebArchivu díky ní měl přesný návod jak správně tyto zdroje popisovat.</text:span></text:span></text:p>
      <text:p text:style-name="Text_20_body"><text:span text:style-name="Strong_20_Emphasis"><text:span text:style-name="T15">(Je to pravda?)</text:span></text:span></text:p>
      <text:h text:style-name="Heading_20_3" text:outline-level="3"><text:span text:style-name="Strong_20_Emphasis">Zpřístupnění archivu českého webu</text:span><text:span text:style-name="Strong_20_Emphasis"><text:note text:id="ftn61" text:note-class="footnote"><text:note-citation>62</text:note-citation><text:note-body><text:p text:style-name="Footnote">Práce dostupná na: http://is.muni.cz/th/49968/fi_m</text:p></text:note-body></text:note></text:span></text:h>
      <text:p text:style-name="Text_20_body">Tato práce měla za cíl vytvořit nástroj pro Lukáš MATĚJKA, diplomová práce, 2006.</text:p>
      <text:p text:style-name="P5">(Nahradil tuhle práci pak WAADMIN v2 od Brokeš?)</text:p>
      <text:h text:style-name="Heading_20_3" text:outline-level="3"><text:soft-page-break/><text:span text:style-name="Strong_20_Emphasis">Strategie archivace elektronických online zdrojů a politika jejich výběru do digitálního archivu (se zaměřením na český systém WebArchiv)</text:span><text:span text:style-name="Strong_20_Emphasis"><text:note text:id="ftn62" text:note-class="footnote"><text:note-citation>63</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3" text:outline-level="2">Nástroje související s projektem WebArchiv</text:h>
      <text:p text:style-name="P5">(Které z toho mám řešit? Jen ty co primo používam? - warctools,heritrix,jhove?)</text:p>
      <text:h text:style-name="Heading_20_3" text:outline-level="3">APACHE TOMCAT<text:note text:id="ftn63" text:note-class="footnote"><text:note-citation>64</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5">(Mám být konkrétnější? Asi není třeba co dodávat ne?)</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 <text:note text:id="ftn64" text:note-class="footnote"><text:note-citation>65</text:note-citation><text:note-body><text:p text:style-name="Footnote">http://is.muni.cz/th/49968/fi_m</text:p></text:note-body></text:note> Tento nástroj byl používán ve WebArchivu v kombinaci s nástrojem WERA a NutchWAX.</text:p>
      <text:h text:style-name="Heading_20_3" text:outline-level="3">DeDuplicator <text:note text:id="ftn65" text:note-class="footnote"><text:note-citation>66</text:note-citation><text:note-body><text:p text:style-name="Footnote">http://deduplicator.sourceforge.net/</text:p></text:note-body></text:note></text:h>
      <text:p text:style-name="P22">Jedná se o modul programu Heritrix, který má na starost zachytávání duplicitních souborů v rámci série sklizní. Modul vyvíj<text:span text:style-name="T12">í</text:span><text:span text:style-name="T7"> National and University Library of Iceland. Nástroj byl poprvé nasazen při sklizni v roce 2010, funguje tak, že kontroluje duplicitu archivovaných souborů, které mají jiný mimetype než html/text.</text:span></text:p>
      <text:p text:style-name="P22"><text:span text:style-name="T7">Pro tuto bakalářskou práci je důležitý právě proto, že při převodu ARC do WARC umožňuje minimalizovat počet duplicitních archivovaných souborů. </text:span></text:p>
      <text:h text:style-name="Heading_20_3" text:outline-level="3">WARC-TOOLS<text:note text:id="ftn66" text:note-class="footnote"><text:note-citation>67</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h text:style-name="Heading_20_3" text:outline-level="3">HANZO / WARC-TOOLS<text:note text:id="ftn67" text:note-class="footnote"><text:note-citation>68</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text:soft-page-break/>ARC souborů do formátu WARC.</text:p>
      <text:h text:style-name="Heading_20_3" text:outline-level="3">HERITRIX<text:note text:id="ftn68" text:note-class="footnote"><text:note-citation>69</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5">(Přidám nějaké screenshoty – třeba vypis s Crawl Orderu..)</text:p>
      <text:h text:style-name="Heading_20_3" text:outline-level="3">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69" text:note-class="footnote"><text:note-citation>70</text:note-citation><text:note-body><text:p text:style-name="Footnote">Dostupné na: http://is.muni.cz/th/172849/fi_b/</text:p></text:note-body></text:note></text:span></text:span><text:span text:style-name="Strong_20_Emphasis"><text:span text:style-name="T5">.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5">Podrobněji se nástrojem zabývám v části mé práce věnované starším pracím na téma WebArchive.</text:span></text:span></text:p>
      <text:h text:style-name="Heading_20_3" text:outline-level="3">JHOVE<text:note text:id="ftn70" text:note-class="footnote"><text:note-citation>71</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Text_20_body">Podrobně se budu tímto programem zabývat části věnované migraci archivů.</text:p>
      <text:h text:style-name="Heading_20_3" text:outline-level="3">NetarchiveSuite<text:note text:id="ftn71" text:note-class="footnote"><text:note-citation>72</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ký archiv webových zdrojů<text:note text:id="ftn72" text:note-class="footnote"><text:note-citation>73</text:note-citation><text:note-body><text:p text:style-name="Footnote">Dostupné na: http.//netarchive.dk</text:p></text:note-body></text:note> vznikl v roce 2005 a do dnes obsahuje téměř 160TB dat.</text:p>
      <text:h text:style-name="Heading_20_3" text:outline-level="3"><text:soft-page-break/>NutchWAX<text:note text:id="ftn73" text:note-class="footnote"><text:note-citation>74</text:note-citation><text:note-body><text:p text:style-name="Footnote">http://archive-access.sourceforge.net/projects/nutch/</text:p></text:note-body></text:note></text:h>
      <text:p text:style-name="P16">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8"><text:span text:style-name="T8">NutchWAX je součást projektu Nutch</text:span><text:span text:style-name="T8"><text:note text:id="ftn74" text:note-class="footnote"><text:note-citation>75</text:note-citation><text:note-body><text:p text:style-name="Footnote">http://nutch.sourceforge.net/docs/en/</text:p></text:note-body></text:note></text:span><text:span text:style-name="T8">.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Text_20_body"><text:span text:style-name="T14">První verze nástroje WA Admin vznikla v roce 2006 jako předmět diplomové práce Lukáše Matějky s názvem </text:span><text:span text:style-name="Strong_20_Emphasis"><text:span text:style-name="T15">Zpřístupnění archivu českého webu</text:span></text:span><text:span text:style-name="Strong_20_Emphasis"><text:span text:style-name="T15"><text:note text:id="ftn75" text:note-class="footnote"><text:note-citation>76</text:note-citation><text:note-body><text:p text:style-name="Footnote">Práce dostupná na: http://is.muni.cz/th/49968/fi_m</text:p></text:note-body></text:note></text:span></text:span><text:span text:style-name="T15">.</text:span><text:span text:style-name="T14"> Od roku 2006 byl také užíván v běžném provozu WebArchivu. </text:span></text:p>
      <text:p text:style-name="P5"><text:span text:style-name="T13">V roce 2009 realizoval Adam Brokeš WA admin v2 v rámci své bakalářské práce s názvem Systém pro správu procesu archivace webových informačních zdrojů</text:span><text:span text:style-name="T13"><text:note text:id="ftn76" text:note-class="footnote"><text:note-citation>77</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p text:style-name="P15">Podrobněji se oběma verzím WA Admina věnuji v části, která se zabývá staršími pracemi na téma WebArchiv.</text:p>
      <text:p text:style-name="P14">(Mám pravdu? Mám být konkrétnější?)</text:p>
      <text:h text:style-name="Heading_20_3" text:outline-level="3">WAYBACK<text:note text:id="ftn77" text:note-class="footnote"><text:note-citation>78</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5">Přidám screenshoty, zobrazený webovky a třeba časové osy atd.</text:p>
      <text:h text:style-name="Heading_20_3" text:outline-level="3">WAXToolbar<text:note text:id="ftn78" text:note-class="footnote"><text:note-citation>79</text:note-citation><text:note-body><text:p text:style-name="Footnote">http://archive-access.sourceforge.net/projects/waxtoolbar/</text:p></text:note-body></text:note></text:h>
      <text:p text:style-name="P13">Jedná se o rozšíření pro prohlížeč Mozilla Firefox, které má usnadnit prohlížení webového archivu pomocí nástroje WayBack, bohužel byka vydána pouze jedna verze tohoto rozšíření a to v roce 2006. Se současnou verzí prohlížeče Mozilla Firefox není samozřejmě kompatibilní.</text:p>
      <text:h text:style-name="Heading_20_3" text:outline-level="3"><text:soft-page-break/>WebAnalyzer </text:h>
      <text:p text:style-name="Text_20_body"><text:span text:style-name="T5">Jedná se o nástroj, který pro WebArchiv vytvořil Ivan Vlček v rámci své bakalářské práce v roce 2008</text:span><text:span text:style-name="Strong_20_Emphasis"><text:span text:style-name="T5">. Práce měla Rozpoznání a archivace českého webu mimo národní doménu</text:span></text:span><text:span text:style-name="Strong_20_Emphasis"><text:span text:style-name="T5"><text:note text:id="ftn79" text:note-class="footnote"><text:note-citation>80</text:note-citation><text:note-body><text:p text:style-name="Footnote">Práce dostupná na: http://is.muni.cz/th/172585/fi_b/</text:p></text:note-body></text:note></text:span></text:span><text:span text:style-name="Strong_20_Emphasis"><text:span text:style-name="T5">. Nástroj se v současné době </text:span></text:span><text:span text:style-name="Strong_20_Emphasis"><text:span text:style-name="T5">používá. Podrobnější informace o něm podávám v části mé bakalářské práce věnující se starším pracím na téma WebArchiv.</text:span></text:span></text:p>
      <text:h text:style-name="Heading_20_3" text:outline-level="3">Web Curator Tool<text:note text:id="ftn80" text:note-class="footnote"><text:note-citation>81</text:note-citation><text:note-body><text:p text:style-name="Footnote">http://webcurator.sourceforge.net/</text:p></text:note-body></text:note></text:h>
      <text:p text:style-name="Text_20_body"><text:span text:style-name="T13">Nástroj vyvinutý v roce 2006</text:span><text:span text:style-name="T11"> National Library of New Zealand a the British Library. Nástroj slouží k řízení a stahování webových zdrojů. Stejně jako například dánský NetarchiveSuite používá Heritirix, na rozdíl od NetarchiveSuite má Heritrix přímo zabudovaný v sobě.</text:span></text:p>
      <text:h text:style-name="Heading_20_3" text:outline-level="3">WERA<text:note text:id="ftn81" text:note-class="footnote"><text:note-citation>82</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0">ARCRetriever. Od roku 2007 je napojen přímo na webové stránky WebArchivu a umožňuje tedy fulltextové vyhledávání a archivu stažených stránek. oku 2007.</text:span></text:p>
      <text:h text:style-name="P25"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5">(Tady uvedu nějakej vzorovej převod, už jsem nějakej uložil do složky „/PRILOHY“ v projektu)</text:p>
      <text:p text:style-name="P5">PROZATIM JSEM SI „HRAL“ S APLIKACEMA HERITRIX, WAYBACK, WARC-TOOLS JHOVE, CDR-INDEX. VE SLOZCE „/PRILOHY“ JSOU Z TOHO VYSLEDKY. </text:p>
      <text:p text:style-name="P5">Také jsem pracoval s nástroji HANZO / WARC-TOOLS </text:p>
      <text:p text:style-name="P5">Zjistil jsem, že vytváří warc archivy na jiné verzi.</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2" text:note-class="footnote"><text:note-citation>83</text:note-citation><text:note-body><text:p text:style-name="Footnote"><text:a xlink:type="simple" xlink:href="http://www.archive.org/web/researcher/ArcFileFormat.php">http://www.archive.org/web/researcher/ArcFileFormat.php</text:a></text:p></text:note-body></text:note>.</text:p>
      <text:p text:style-name="P5">(Sem vložím printscreen výpisu hlavičky nějakého archivu)</text:p>
      <text:h text:style-name="Heading_20_4" text:outline-level="4">Výhody ARC</text:h>
      <text:p text:style-name="P5">(Musím přesně nastudovat)</text:p>
      <text:h text:style-name="Heading_20_4" text:outline-level="4">Nevýhody ARC</text:h>
      <text:p text:style-name="P5">(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text:soft-page-break/>je součásti programu WAYBACK. </text:p>
      <text:p text:style-name="P5">(Sem vložím printscreen nějakého CDX indexu)</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3" text:note-class="footnote"><text:note-citation>84</text:note-citation><text:note-body><text:p text:style-name="Footnote">http://is.muni.cz/th/173018/fi_m/</text:p></text:note-body></text:note>.</text:p>
      <text:p text:style-name="P5">(Mám dát více informací?)</text:p>
      <text:p text:style-name="P5">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3" text:outline-level="2">Formát WARC</text:h>
      <text:h text:style-name="Heading_20_4" text:outline-level="4">Popis standardu WARC</text:h>
      <text:p text:style-name="Text_20_body"/>
      <text:p text:style-name="P5">(Sem vložím printscreen výpisu hlavičky nějakého archivu)</text:p>
      <text:h text:style-name="Heading_20_4" text:outline-level="4">Výhody WARC</text:h>
      <text:p text:style-name="Text_20_body"/>
      <text:h text:style-name="Heading_20_4" text:outline-level="4">Nevýhody WARC</text:h>
      <text:p text:style-name="P5">(Musím přesně nastudovat)</text:p>
      <text:h text:style-name="Heading_20_4" text:outline-level="4">Plánované využití do budoucna</text:h>
      <text:p text:style-name="P5">(Musím přesně nastudovat)</text:p>
      <text:p text:style-name="Text_20_body"/>
      <text:p text:style-name="P5">(Mám dát více informací?)</text:p>
      <text:p text:style-name="P5">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5" text:outline-level="1">Stav WebArchivu podrobně – analýzy, která provedu jako výzkum z převodu</text:h>
      <text:p text:style-name="P6">Samotná práce – převod a jeho analýza.</text:p>
      <text:h text:style-name="P25" text:outline-level="1">Závěr</text:h>
      <text:h text:style-name="P25"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7T11:22:23</dc:date>
    <dc:creator>Martin Prokop</dc:creator>
    <meta:editing-duration>P1DT18H35M57S</meta:editing-duration>
    <meta:editing-cycles>704</meta:editing-cycles>
    <meta:document-statistic meta:table-count="1" meta:image-count="0" meta:object-count="0" meta:page-count="34" meta:paragraph-count="413" meta:word-count="6380" meta:character-count="45742"/>
  </office:meta>
</office:document-meta>
</file>